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List_20_Paragraph" style:list-style-name="WWNum1">
      <style:text-properties officeooo:paragraph-rsid="001b6029"/>
    </style:style>
    <style:style style:name="P2" style:family="paragraph" style:parent-style-name="List_20_Paragraph">
      <style:text-properties officeooo:paragraph-rsid="001b6029"/>
    </style:style>
    <style:style style:name="T1" style:family="text">
      <style:text-properties officeooo:rsid="001b60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0389408" text:style-name="WWNum1">
        <text:list-item>
          <text:p text:style-name="P1">A requirements document of at least one page. <text:bookmark text:name="_GoBack"/>For our purposes:</text:p>
          <text:list>
            <text:list-item>
              <text:p text:style-name="P1">Define the product purpose</text:p>
            </text:list-item>
            <text:list-item>
              <text:p text:style-name="P1">Describe the product features</text:p>
            </text:list-item>
            <text:list-item>
              <text:p text:style-name="P1">Describe every input to the system and every output from the system*</text:p>
            </text:list-item>
            <text:list-item>
              <text:p text:style-name="P1">Establish a schedule</text:p>
            </text:list-item>
            <text:list-item>
              <text:p text:style-name="P1"><text:span text:style-name="T1">D</text:span>ue: November 7th, 11:59pm</text:p>
            </text:list-item>
          </text:list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18:36:30.845742097</meta:creation-date>
    <dc:date>2017-11-01T18:40:23.929491158</dc:date>
    <meta:editing-duration>PT3M53S</meta:editing-duration>
    <meta:editing-cycles>1</meta:editing-cycles>
    <meta:document-statistic meta:table-count="0" meta:image-count="0" meta:object-count="0" meta:page-count="1" meta:paragraph-count="6" meta:word-count="44" meta:character-count="244" meta:non-whitespace-character-count="212"/>
    <meta:generator>LibreOffice/5.3.1.2$Linux_X86_64 LibreOffice_project/30m0$Build-2</meta:generator>
  </office:meta>
</office:document-meta>
</file>